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31.75mm"/>
    </style:style>
    <style:style style:name="co2" style:family="table-column">
      <style:table-column-properties fo:break-before="auto" style:column-width="39.69mm"/>
    </style:style>
    <style:style style:name="co3" style:family="table-column">
      <style:table-column-properties fo:break-before="auto" style:column-width="168.01mm"/>
    </style:style>
    <style:style style:name="co4" style:family="table-column">
      <style:table-column-properties fo:break-before="auto" style:column-width="48.68mm"/>
    </style:style>
    <style:style style:name="co5" style:family="table-column">
      <style:table-column-properties fo:break-before="auto" style:column-width="57.68mm"/>
    </style:style>
    <style:style style:name="co7" style:family="table-column">
      <style:table-column-properties fo:break-before="auto" style:column-width="79.11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87mm" fo:break-before="auto" style:use-optimal-row-height="true"/>
    </style:style>
    <style:style style:name="ta2" style:family="table" style:master-page-name="PageStyle_5f_Sheet3">
      <style:table-properties table:display="true" style:writing-mode="lr-tb"/>
    </style:style>
    <style:style style:name="ta3" style:family="table" style:master-page-name="PageStyle_5f_Sheet2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" style:family="table-cell" style:parent-style-name="Default" style:data-style-name="N100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100">
      <style:table-cell-properties fo:background-color="#b7b7b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ff99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b7b7b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b7b7b7" style:rotation-align="none"/>
      <style:text-properties fo:color="#ffff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Sender is (you put the name that will the SMS be from)</text:p>
          </table:table-cell>
          <table:table-cell table:style-name="ce5" office:value-type="string" calcext:value-type="string">
            <text:p>SENDERNAME</text:p>
          </table:table-cell>
          <table:table-cell table:style-name="ce21"/>
          <table:table-cell table:style-name="ce21" office:value-type="string" calcext:value-type="string">
            <text:p>AuthID</text:p>
          </table:table-cell>
          <table:table-cell table:style-name="ce21" office:value-type="string" calcext:value-type="string">
            <text:p>*******</text:p>
          </table:table-cell>
          <table:table-cell table:style-name="ce21" office:value-type="string" calcext:value-type="string">
            <text:p>Passwd</text:p>
          </table:table-cell>
          <table:table-cell table:style-name="ce21" office:value-type="string" calcext:value-type="string">
            <text:p>*******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umber (</text:p>
          </table:table-cell>
          <table:table-cell table:style-name="ce6" office:value-type="string" calcext:value-type="string">
            <text:p>Text</text:p>
          </table:table-cell>
          <table:table-cell table:style-name="ce9" office:value-type="string" calcext:value-type="string">
            <text:p>Queque</text:p>
          </table:table-cell>
          <table:table-cell table:style-name="ce6" office:value-type="string" calcext:value-type="string">
            <text:p>SID</text:p>
          </table:table-cell>
          <table:table-cell table:style-name="ce9" office:value-type="string" calcext:value-type="string">
            <text:p>Status</text:p>
          </table:table-cell>
          <table:table-cell table:style-name="ce9" table:number-columns-repeated="21"/>
          <table:table-cell table:number-columns-repeated="998"/>
        </table:table-row>
        <table:table-row table:style-name="ro3">
          <table:table-cell table:style-name="ce16" office:value-type="string" calcext:value-type="string">
            <text:p>359887811287</text:p>
          </table:table-cell>
          <table:table-cell table:style-name="ce7" office:value-type="string" calcext:value-type="string">
            <text:p>test me</text:p>
          </table:table-cell>
          <table:table-cell table:style-name="ce21" table:number-columns-repeated="3"/>
          <table:table-cell table:number-columns-repeated="1019"/>
        </table:table-row>
        <table:table-row table:style-name="ro1" table:number-rows-repeated="56">
          <table:table-cell table:style-name="ce16"/>
          <table:table-cell table:style-name="ce7"/>
          <table:table-cell table:number-columns-repeated="1022"/>
        </table:table-row>
        <table:table-row table:style-name="ro1" table:number-rows-repeated="17">
          <table:table-cell/>
          <table:table-cell table:style-name="ce7"/>
          <table:table-cell table:number-columns-repeated="1022"/>
        </table:table-row>
        <table:table-row table:style-name="ro1" table:number-rows-repeated="10">
          <table:table-cell table:style-name="ce16"/>
          <table:table-cell table:style-name="ce7"/>
          <table:table-cell table:number-columns-repeated="1022"/>
        </table:table-row>
        <table:table-row table:style-name="ro1" table:number-rows-repeated="9">
          <table:table-cell/>
          <table:table-cell table:style-name="ce7"/>
          <table:table-cell table:number-columns-repeated="1022"/>
        </table:table-row>
        <table:table-row table:style-name="ro1">
          <table:table-cell table:style-name="ce4"/>
          <table:table-cell table:number-columns-repeated="1023"/>
        </table:table-row>
        <table:table-row table:style-name="ro1" table:number-rows-repeated="138">
          <table:table-cell table:style-name="ce4"/>
          <table:table-cell table:style-name="ce21" table:number-columns-repeated="2"/>
          <table:table-cell table:number-columns-repeated="1021"/>
        </table:table-row>
        <table:table-row table:style-name="ro1" table:number-rows-repeated="89">
          <table:table-cell table:style-name="ce4"/>
          <table:table-cell table:number-columns-repeated="1023"/>
        </table:table-row>
        <table:table-row table:style-name="ro2" table:number-rows-repeated="10482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2">
        <table:table-column table:style-name="co6" table:number-columns-repeated="1024" table:default-cell-style-name="Default"/>
        <table:table-row table:style-name="ro1">
          <table:table-cell table:style-name="ce21" office:value-type="string" calcext:value-type="string">
            <text:p>Za poruchka i dostavka na Sladki Hapki i soleti LimezZzki,molq pozvanete na 0876777963</text:p>
          </table:table-cell>
          <table:table-cell table:number-columns-repeated="1023"/>
        </table:table-row>
        <table:table-row table:style-name="ro2" table:number-rows-repeated="101">
          <table:table-cell table:number-columns-repeated="1024"/>
        </table:table-row>
        <table:table-row table:style-name="ro1" table:number-rows-repeated="3">
          <table:table-cell table:style-name="ce16"/>
          <table:table-cell table:number-columns-repeated="1023"/>
        </table:table-row>
        <table:table-row table:style-name="ro2" table:number-rows-repeated="10484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3">
        <table:table-column table:style-name="co6" table:number-columns-repeated="1024" table:default-cell-style-name="Default"/>
        <table:table-row table:style-name="ro1">
          <table:table-cell table:style-name="ce21" office:value-type="string" calcext:value-type="string">
            <text:p>Errors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78006516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98859006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9867294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98593192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98549242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98540189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98516512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98516507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97284828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96939340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96881559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95642202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95619553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3321647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3322679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3333046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3333504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3355357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3362636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3363456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3364100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3369308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3408798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346573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3481346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349285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3642066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4012045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4014399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4018084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4063617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4089600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4110200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4128555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4176414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421077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4218723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4400754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4560032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4574747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4598385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464604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4653446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4700702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4762050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4804600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4825493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485149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4884812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4914152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4930715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5039323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5061528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5068164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5073304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5080527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5104994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5160679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5184989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5201663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5217414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5225345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5284732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5312390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5314662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5342324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5377507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5409575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5434020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5443003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5461763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5515054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5525295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5534788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5540198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555705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5602838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5610794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5708360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5726634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5777313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5779328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5790368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5792553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5831309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583919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5849973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5850546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5878804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5888552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5897878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5906226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5910120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5959070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6010604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608544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6131034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6170225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6177662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6202262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6321132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6344464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6347492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6423473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650543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653188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6541084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6578489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6584113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6655570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6666097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6771186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6772714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6837282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6945460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6989228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7000007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7002500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7034722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7060782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7077787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7140447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7210548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7219203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7240968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7258004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7303329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359887355364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359887364768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359887371435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359887382632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359887382916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359887407877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7410864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741490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7435564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7460949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7469389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7499199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7522799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752552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7528748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7557030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7561545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7589565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763016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7675414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7695745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7703983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7732724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7760799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7764550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7773825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7779179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7787405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7835113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7838455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7839905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7859400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7867744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788762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7905544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7926393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794846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7965194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7987086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7987389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8008010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8047909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8061938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8100013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8134643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8188886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8203644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8232128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823697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8241292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8246248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8248040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8250218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8283390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8307603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8323777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8330565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8333075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8373698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8380458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8389417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8394956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8404035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8404668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8414598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8416023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8423012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8503504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8506023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8518096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8521726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8535564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8554254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8555387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8557244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8558433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59888575775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8577515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8589865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8603373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8627794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8636332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8646804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8653168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8666095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8682182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8727026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8754442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8777814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8783158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8820004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8822670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8833342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883370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8841200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8850520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8860257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8861182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8867786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887080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8876005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8877050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8878146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8880076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8888984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8889977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8894089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8911119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8911343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8917166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8924025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8936638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896045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9037755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9059722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9100120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9200182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921983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9233083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9245422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9270473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9291884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9309385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9333602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9353209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9414445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941733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9432749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9443826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9451350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9452244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9460308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9501182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9600284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9623254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9640956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9648493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9657755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9733965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9787449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9803005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9814969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89900743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92217216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93300899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93507036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94377406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94404108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94512118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95485424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96827242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96897167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97449538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98443014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98671897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98774880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99001123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99164596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99707029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99819384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9988171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99998800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899998910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987671112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988104900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988192513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988789980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988816459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988855099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988969186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359989728326</text:p>
          </table:table-cell>
          <table:table-cell table:number-columns-repeated="1023"/>
        </table:table-row>
        <table:table-row table:style-name="ro2" table:number-rows-repeated="104827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2">00.00.0000</text:date>, <text:time style:data-style-name="N2" text:time-value="16:15:30.20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Windows_X86_64 LibreOffice_project/54c8cbb85f300ac59db32fe8a675ff7683cd5a16</meta:generator>
    <dc:date>2018-07-12T16:16:48.806000000</dc:date>
    <meta:editing-duration>PT1M18S</meta:editing-duration>
    <meta:editing-cycles>1</meta:editing-cycles>
    <meta:document-statistic meta:table-count="3" meta:cell-count="313" meta:object-count="0"/>
  </office:meta>
</office:document-meta>
</file>